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/>
      <style:text-properties style:font-name="Arial" officeooo:rsid="0012a828" officeooo:paragraph-rsid="0012a828"/>
    </style:style>
    <style:style style:name="P2" style:family="paragraph" style:parent-style-name="Text_20_body">
      <style:text-properties style:font-name="Arial" officeooo:rsid="0012a828" officeooo:paragraph-rsid="0012a828"/>
    </style:style>
    <style:style style:name="P3" style:family="paragraph" style:parent-style-name="Text_20_body">
      <style:paragraph-properties fo:line-height="100%"/>
      <style:text-properties style:font-name="Arial" officeooo:rsid="0012a828" officeooo:paragraph-rsid="0012a828"/>
    </style:style>
    <style:style style:name="P4" style:family="paragraph" style:parent-style-name="Text_20_body">
      <style:paragraph-properties fo:line-height="100%"/>
      <style:text-properties style:font-name="Arial" officeooo:rsid="00134357" officeooo:paragraph-rsid="00134357"/>
    </style:style>
    <style:style style:name="P5" style:family="paragraph" style:parent-style-name="Text_20_body">
      <style:paragraph-properties fo:line-height="100%"/>
      <style:text-properties style:font-name="Arial" officeooo:rsid="00134357" officeooo:paragraph-rsid="001521a1"/>
    </style:style>
    <style:style style:name="P6" style:family="paragraph" style:parent-style-name="Text_20_body">
      <style:paragraph-properties fo:line-height="100%"/>
      <style:text-properties style:font-name="Arial" officeooo:rsid="001521a1" officeooo:paragraph-rsid="001521a1"/>
    </style:style>
    <style:style style:name="P7" style:family="paragraph" style:parent-style-name="Text_20_body">
      <style:text-properties style:font-name="Arial" officeooo:rsid="00134357" officeooo:paragraph-rsid="00134357"/>
    </style:style>
    <style:style style:name="T1" style:family="text">
      <style:text-properties officeooo:rsid="001c1e39"/>
    </style:style>
    <style:style style:name="T2" style:family="text">
      <style:text-properties officeooo:rsid="001521a1"/>
    </style:style>
    <style:style style:name="T3" style:family="text">
      <style:text-properties officeooo:rsid="0017fd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MISETA DE RAYAS</text:p>
      <text:p text:style-name="P2"/>
      <text:p text:style-name="P3">Te vi en el metro de <text:span text:style-name="T1">L</text:span>oranca</text:p>
      <text:p text:style-name="P4">que bien te quedaba esa camiseta</text:p>
      <text:p text:style-name="P4">esas rayas azules,iluminaban tu mirada</text:p>
      <text:p text:style-name="P4">tan ajustadita,te quedaba</text:p>
      <text:p text:style-name="P4"/>
      <text:p text:style-name="P4"><text:span text:style-name="T2">S</text:span>e notaban tus pechos erguidos</text:p>
      <text:p text:style-name="P4">parecía que sujetador,no llevabas</text:p>
      <text:p text:style-name="P4">tu cuerpo bendecía tu cara</text:p>
      <text:p text:style-name="P4">eso mirándote me imaginaba</text:p>
      <text:p text:style-name="P4"/>
      <text:p text:style-name="P5"><text:span text:style-name="T2">L</text:span>os pantalones,ajustados</text:p>
      <text:p text:style-name="P4">las curvas de tu bello cuerpo</text:p>
      <text:p text:style-name="P4">con tantos colores,marcadas</text:p>
      <text:p text:style-name="P4">yo buscaba tu mirada,ansioso</text:p>
      <text:p text:style-name="P4"/>
      <text:p text:style-name="P6">Solté esa la pregunta</text:p>
      <text:p text:style-name="P6">que bonita es tu camiseta</text:p>
      <text:p text:style-name="P6">esperando tu respuesta</text:p>
      <text:p text:style-name="P6">y tu insolente y descarada</text:p>
      <text:p text:style-name="P6"/>
      <text:p text:style-name="P6"><text:span text:style-name="T3">¿</text:span>Te conozco<text:span text:style-name="T3">?</text:span><text:span text:style-name="T1"> ¿</text:span><text:span text:style-name="T3">P</text:span>or<text:span text:style-name="T1"> </text:span>qu<text:span text:style-name="T1">é</text:span> me hablas<text:span text:style-name="T1">?</text:span></text:p>
      <text:p text:style-name="P6">yo me puse colorado y me trague las palabras</text:p>
      <text:p text:style-name="P6">el mundo no funciona como quiero</text:p>
      <text:p text:style-name="P6">ya <text:s/>en la próxima parada me quedo<text:span text:style-name="T1">.</text:span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5T12:52:59.957487300</meta:creation-date>
    <dc:date>2026-01-11T12:21:20.619370600</dc:date>
    <meta:editing-duration>PT22H16M55S</meta:editing-duration>
    <meta:editing-cycles>4</meta:editing-cycles>
    <meta:generator>LibreOffice/25.8.4.2$Windows_X86_64 LibreOffice_project/290daaa01b999472f0c7a3890eb6a550fd74c6df</meta:generator>
    <meta:print-date>2026-01-09T15:48:14.735442700</meta:print-date>
    <meta:document-statistic meta:table-count="0" meta:image-count="0" meta:object-count="0" meta:page-count="1" meta:paragraph-count="21" meta:word-count="102" meta:character-count="599" meta:non-whitespace-character-count="517"/>
  </office:meta>
</office:document-meta>
</file>